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1.452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,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,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,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,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,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,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,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,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,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,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,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,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,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,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,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,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,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,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,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,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,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,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,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,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,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,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,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,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,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,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,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,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,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,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,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,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,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,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,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,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,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,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,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,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,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,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,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,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,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,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,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,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,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,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,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,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,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,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,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,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,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,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,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,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,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,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,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,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,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,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,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,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,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,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,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,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,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,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,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,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,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,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,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,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,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,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,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,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,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,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,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,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,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,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,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,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,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,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,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,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,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,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,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,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,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,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,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,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,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,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,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,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,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,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,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,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,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,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,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,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,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,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,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,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,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,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,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,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,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,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,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,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,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,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,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,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,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,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,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,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,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,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,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,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,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,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,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,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,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,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,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,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,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,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,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,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,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,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,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,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,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,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,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,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,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,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,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,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,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,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,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,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,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,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,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,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,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,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,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,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,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,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,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,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,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,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,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,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,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,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,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,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,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,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,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,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,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,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,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,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,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,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,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,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,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,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,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,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,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,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,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,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,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,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,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,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,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,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,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,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,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,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,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,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,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,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,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,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,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4, R110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,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,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9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,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>
            <text:p>0,012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32">
            <text:p>0,023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32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99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,012 €</text:p>
          </table:table-cell>
          <table:table-cell table:style-name="ce114" table:formula="of:=[.B87]" office:value-type="float" office:value="8">
            <text:p>8</text:p>
          </table:table-cell>
          <table:table-cell table:style-name="ce130" table:formula="of:=[.Z87]*[.AA87]" office:value-type="float" office:value="0.0936">
            <text:p>0,094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8">
            <text:p>8</text:p>
          </table:table-cell>
          <table:table-cell table:style-name="ce130" table:formula="of:=IF([.$AC87]=&quot;Yes&quot;; [.AB87];&quot;&quot;)" office:value-type="float" office:value="0.0936">
            <text:p>0,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,012 €</text:p>
          </table:table-cell>
          <table:table-cell table:style-name="ce114" table:formula="of:=[.B88]" office:value-type="float" office:value="3">
            <text:p>3</text:p>
          </table:table-cell>
          <table:table-cell table:style-name="ce130" table:formula="of:=[.Z88]*[.AA88]" office:value-type="float" office:value="0.0351">
            <text:p>0,03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78">
            <text:p>78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,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,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1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,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,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9">
            <text:p>79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,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,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,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6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,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,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3, R98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,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,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,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8, R94, R107, R108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,002 €</text:p>
          </table:table-cell>
          <table:table-cell table:style-name="ce114" table:formula="of:=[.B94]" office:value-type="float" office:value="4">
            <text:p>4</text:p>
          </table:table-cell>
          <table:table-cell table:style-name="ce130" table:formula="of:=[.Z94]*[.AA94]" office:value-type="float" office:value="0.008">
            <text:p>0,008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,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,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2">
            <text:p>8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,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,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,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,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,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,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,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,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4">
            <text:p>8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,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,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,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,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,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,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,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,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,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,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,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,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1939</text:p>
          </table:table-cell>
          <table:table-cell table:style-name="ce14" office:value-type="string">
            <text:p>CRGCQ1206J15R </text:p>
          </table:table-cell>
          <table:table-cell table:style-name="ce45" office:value-type="float" office:value="0.14">
            <text:p>0,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,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4" office:value-type="string">
            <text:p>CRG1206F15R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50T5E</text:p>
          </table:table-cell>
          <table:table-cell table:style-name="ce45" office:value-type="float" office:value="0.01239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RS">
            <text:p>RS</text:p>
          </table:table-cell>
          <table:table-cell table:style-name="ce120" table:formula="of:=IF([.B101]&lt;&gt;&quot;&quot;;MIN([.H101];[.K101];[.N101];[.R101];[.U101]);&quot;&quot;)" office:value-type="currency" office:currency="EUR" office:value="0.008">
            <text:p>0,008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16">
            <text:p>0,016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16">
            <text:p>0,016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,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,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,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,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,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,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,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,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2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,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,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,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,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,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,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,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,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,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,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,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>
            <text:p>91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,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,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,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,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,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,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,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,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,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,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,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5">
            <text:p>95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,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,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5, R114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,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,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,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,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,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,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,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3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,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8">
            <text:p>9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,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,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0, R100, R105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,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,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9, R91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,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,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3, R112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,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,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,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,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2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,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,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2">
            <text:p>10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6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,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,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,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,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,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,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,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,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,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,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,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,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,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,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,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,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,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,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,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,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,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,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,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,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,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,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,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,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,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,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2">
            <text:p>262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24392">
            <text:p>66,24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5.99233">
            <text:p>55,99 €</text:p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,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,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,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,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,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,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,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,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,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,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,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,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,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,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,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,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,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,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,024</text:p>
          </table:table-cell>
          <table:table-cell table:number-columns-repeated="992"/>
        </table:table-row>
        <table:table-row table:style-name="ro8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,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,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,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,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,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,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,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,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,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,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,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,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,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,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,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,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,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,260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,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,59 €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,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,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,829</text:p>
          </table:table-cell>
          <table:table-cell table:number-columns-repeated="992"/>
        </table:table-row>
        <table:table-row table:style-name="ro6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,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3.9634388288289">
            <text:p>93,96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4078488288288">
            <text:p>83,41 €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7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.11.2019</text:date>, <text:time>15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1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1-25T15:47:54</dc:date>
    <meta:editing-cycles>3388</meta:editing-cycles>
    <meta:editing-duration>P17DT20H59S</meta:editing-duration>
    <meta:generator>OpenOffice/4.1.6$Unix OpenOffice.org_project/416m1$Build-9790</meta:generator>
    <dc:creator>Denis Kotlar</dc:creator>
    <meta:document-statistic meta:table-count="1" meta:cell-count="44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